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6" loext:fill-use-slide-background="false" draw:textarea-horizontal-align="justify" draw:textarea-vertical-align="middle" draw:auto-grow-height="false" fo:min-height="17.5cm" fo:min-width="26.25cm" draw:shadow="hidden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6b5e9b" draw:fill-color="#d61392" draw:textarea-horizontal-align="justify" draw:textarea-vertical-align="middle" draw:auto-grow-height="false" fo:min-height="0.634cm" fo:min-width="0.384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3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38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75cm" draw:shadow="visible" draw:shadow-offset-x="0.212cm" draw:shadow-offset-y="0.212cm" draw:shadow-color="#111111" loext:shadow-blur="0.071cm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0.7cm" fo:min-width="6.85cm" loext:decorative="false"/>
    </style:style>
    <style:style style:name="gr9" style:family="graphic" style:parent-style-name="standard">
      <style:graphic-properties draw:stroke="none" svg:stroke-color="#000000" draw:fill="solid" draw:fill-color="#000000" loext:fill-use-slide-background="false" draw:opacity="52%" draw:textarea-horizontal-align="justify" draw:textarea-vertical-align="middle" draw:auto-grow-height="false" fo:min-height="10.75cm" fo:min-width="8.025cm" loext:decorative="false"/>
    </style:style>
    <style:style style:name="gr10" style:family="graphic" style:parent-style-name="standard">
      <style:graphic-properties svg:stroke-color="#ffffff" draw:fill-color="#000000" draw:textarea-horizontal-align="justify" draw:textarea-vertical-align="middle" draw:auto-grow-height="false" fo:min-height="0.777cm" fo:min-width="6.414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003cm" fo:min-width="6.414cm" loext:decorative="false"/>
    </style:style>
    <style:style style:name="gr12" style:family="graphic" style:parent-style-name="standard">
      <style:graphic-properties svg:stroke-color="#d61392" draw:fill-color="#d61392" draw:textarea-horizontal-align="justify" draw:textarea-vertical-align="middle" draw:auto-grow-height="false" fo:min-height="0.777cm" fo:min-width="3.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1" style:family="paragraph">
      <loext:graphic-properties draw:fill="gradient" draw:fill-color="#729fcf" draw:fill-gradient-name="Gradient_20_6"/>
      <style:paragraph-properties fo:text-align="center" style:writing-mode="lr-tb"/>
      <style:text-properties fo:text-shadow="1pt 1pt"/>
    </style:style>
    <style:style style:name="P2" style:family="paragraph">
      <loext:graphic-properties draw:fill-color="#d61392"/>
      <style:paragraph-properties fo:text-align="center"/>
    </style:style>
    <style:style style:name="P3" style:family="paragraph">
      <loext:graphic-properties draw:fill="none" draw:fill-color="#ffffff"/>
      <style:text-properties fo:color="#af1278" loext:opacity="100%" style:font-name="DejaVu Sans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text-properties fo:font-size="36pt" fo:text-shadow="none" style:font-size-asian="20pt" style:font-size-complex="2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solid" draw:fill-color="#000000" draw:opacity="52%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000000"/>
      <style:paragraph-properties fo:text-align="start"/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d61392"/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style:font-name="DejaVu Sans" fo:font-weight="bold" style:font-weight-asian="bold" style:font-weight-complex="bold"/>
    </style:style>
    <style:style style:name="P14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T1" style:family="text">
      <style:text-properties fo:color="#af1278" loext:opacity="100%" style:font-name="DejaVu Sans"/>
    </style:style>
    <style:style style:name="T2" style:family="text">
      <style:text-properties fo:color="#af1278" loext:opacity="100%" style:font-name="DejaVu Sans" fo:font-size="18pt" style:letter-kerning="true" style:font-name-asian="Noto Sans CJK SC" style:font-size-asian="18pt" style:font-name-complex="Noto Sans Devanagari" style:font-size-complex="18pt"/>
    </style:style>
    <style:style style:name="T3" style:family="text">
      <style:text-properties fo:font-size="36pt" fo:text-shadow="none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75cm" svg:height="17.75cm" svg:x="1.5cm" svg:y="1.7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1.25cm" svg:height="1.25cm" svg:x="3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4">
            <draw:frame draw:style-name="gr5" draw:text-style-name="P3" draw:layer="layout" svg:width="2.5cm" svg:height="0.988cm" svg:x="7.35cm" svg:y="3.25cm">
              <draw:text-box>
                <text:p><text:span text:style-name="T1">Home</text:span></text:p>
              </draw:text-box>
            </draw:frame>
            <draw:frame draw:style-name="gr6" draw:text-style-name="P3" draw:layer="layout" svg:width="2.5cm" svg:height="0.738cm" svg:x="10.7cm" svg:y="3.375cm">
              <draw:text-box>
                <text:p text:style-name="P4"><text:span text:style-name="T2">About</text:span></text:p>
              </draw:text-box>
            </draw:frame>
            <draw:frame draw:style-name="gr6" draw:text-style-name="P3" draw:layer="layout" svg:width="4cm" svg:height="0.738cm" svg:x="14.4cm" svg:y="3.375cm">
              <draw:text-box>
                <text:p text:style-name="P4"><text:span text:style-name="T2">Add Project</text:span></text:p>
              </draw:text-box>
            </draw:frame>
            <draw:frame draw:style-name="gr6" draw:text-style-name="P3" draw:layer="layout" svg:width="2.75cm" svg:height="0.738cm" svg:x="19.672cm" svg:y="3.398cm">
              <draw:text-box>
                <text:p text:style-name="P4"><text:span text:style-name="T2">Contact</text:span></text:p>
              </draw:text-box>
            </draw:frame>
          </draw:g>
          <draw:frame draw:style-name="gr7" draw:text-style-name="P5" draw:layer="layout" svg:width="2.25cm" svg:height="2cm" svg:x="24.8cm" svg:y="2.75cm">
            <draw:text-box>
              <text:p><text:span text:style-name="T3">🌕</text:span></text:p>
            </draw:text-box>
          </draw:frame>
        </draw:g>
        <draw:custom-shape draw:style-name="gr8" draw:text-style-name="P6" draw:layer="layout" svg:width="7.35cm" svg:height="10.95cm" svg:x="6.6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9" draw:text-style-name="P7" draw:layer="layout" svg:width="8.525cm" svg:height="11cm" svg:x="15.07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6.914cm" svg:height="1.027cm" svg:x="15.99cm" svg:y="8.464cm">
            <text:p text:style-name="P8"><text:span text:style-name="T4">Email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0" draw:layer="layout" svg:width="6.914cm" svg:height="3.253cm" svg:x="15.99cm" svg:y="11.5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3.66cm" svg:height="1.027cm" svg:x="15.99cm" svg:y="15.655cm">
            <text:p text:style-name="P11"><text:span text:style-name="T4">S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9" draw:layer="layout" svg:width="6.914cm" svg:height="1.027cm" svg:x="15.945cm" svg:y="10.005cm">
            <text:p text:style-name="P8"><text:span text:style-name="T4">Subject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4" draw:layer="layout" svg:width="6cm" svg:height="1cm" svg:x="15.8cm" svg:y="7.2cm">
            <draw:text-box>
              <text:p text:style-name="P13"><text:span text:style-name="T5">CONTACT 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radial" draw:cx="50%" draw:cy="50%" draw:start-color="#6ab8ef" draw:end-color="#ffd7d7" draw:start-intensity="100%" draw:end-intensity="100%" draw:border="0%">
      <loext:gradient-stop svg:offset="0" loext:color-type="rgb" loext:color-value="#6ab8ef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21:51:51.719770926</meta:creation-date>
    <dc:date>2025-09-11T10:01:52.836207507</dc:date>
    <meta:editing-duration>PT17M50S</meta:editing-duration>
    <meta:editing-cycles>3</meta:editing-cycles>
    <meta:generator>LibreOffice/24.2.7.2$Linux_X86_64 LibreOffice_project/420$Build-2</meta:generator>
    <meta:document-statistic meta:object-count="17"/>
  </office:meta>
</office:document-meta>
</file>